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ebp" manifest:media-type="image/jpe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draw:stroke="none"/>
    </style:style>
    <style:style style:family="graphic" style:name="a381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Imagen 4" svg:x="0.95833in" svg:y="0.54167in" svg:width="11.41667in" svg:height="6.41667in" style:rel-width="scale" style:rel-height="scale">
          <draw:image xlink:href="media/image1.webp" xlink:type="simple" xlink:show="embed" xlink:actuate="onLoad"/>
          <svg:title/>
          <svg:desc/>
        </draw:frame>
      </draw:page>
      <draw:page draw:name="Slide3" draw:style-name="a382" draw:master-page-name="Master1-Layout2-obj-Título-y-objetos" presentation:presentation-page-layout-name="Master1-PPL2" draw:id="Slide-258">
        <draw:frame draw:id="id64" presentation:style-name="a386" draw:name="Título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3" text:class-names="">XXXIII edición de los Premios Goya (2019)</text:span><text:span text:style-name="a384" text:class-names=""/></text:p>
          </draw:text-box>
          <svg:title/>
          <svg:desc/>
        </draw:frame>
        <draw:frame draw:id="id65" draw:style-name="a387" draw:name="Imagen 3" svg:x="3.97837in" svg:y="1.84896in" svg:width="4.66251in" svg:height="5.0468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88" draw:master-page-name="Master1-Layout2-obj-Título-y-objetos" presentation:presentation-page-layout-name="Master1-PPL2" draw:id="Slide-257">
        <draw:frame draw:id="id66" draw:style-name="a389" draw:name="Imagen 4" svg:x="2.00121in" svg:y="0.50918in" svg:width="9.33091in" svg:height="6.48165in" style:rel-width="scale" style:rel-height="scale">
          <draw:image xlink:href="media/image3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oan</meta:initial-creator>
    <dc:creator>Joan</dc:creator>
    <meta:creation-date>2019-08-10T16:18:51Z</meta:creation-date>
    <dc:date>2019-08-10T16:26:40Z</dc:date>
    <meta:editing-cycles>1</meta:editing-cycles>
    <meta:editing-duration>PT468S</meta:editing-duration>
    <meta:document-statistic meta:paragraph-count="1" meta:word-count="9"/>
  </office:meta>
</office:document-meta>
</file>